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a" style:display-name="1a" style:family="table">
      <style:table-properties style:width="16.96cm" fo:margin-left="0.064cm" table:align="left"/>
    </style:style>
    <style:style style:name="_31_a.A" style:display-name="1a.A" style:family="table-column">
      <style:table-column-properties style:column-width="4.207cm"/>
    </style:style>
    <style:style style:name="_31_a.B" style:display-name="1a.B" style:family="table-column">
      <style:table-column-properties style:column-width="4.233cm"/>
    </style:style>
    <style:style style:name="_31_a.C" style:display-name="1a.C" style:family="table-column">
      <style:table-column-properties style:column-width="4.26cm"/>
    </style:style>
    <style:style style:name="_31_a.A1" style:display-name="1a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31_a.B1" style:display-name="1a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31_a.C1" style:display-name="1a.C1" style:family="table-cell">
      <style:table-cell-properties fo:padding="0.097cm" fo:border-left="0.05pt solid #000000" fo:border-right="none" fo:border-top="0.05pt solid #000000" fo:border-bottom="0.05pt solid #000000"/>
    </style:style>
    <style:style style:name="_31_a.D1" style:display-name="1a.D1" style:family="table-cell">
      <style:table-cell-properties fo:padding="0.097cm" fo:border="0.05pt solid #000000"/>
    </style:style>
    <style:style style:name="_31_a.A2" style:display-name="1a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_31_a.D2" style:display-name="1a.D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_31_a.A3" style:display-name="1a.A3" style:family="table-cell">
      <style:table-cell-properties fo:padding="0.097cm" fo:border-left="0.05pt solid #000000" fo:border-right="none" fo:border-top="none" fo:border-bottom="0.05pt solid #000000"/>
    </style:style>
    <style:style style:name="_31_a.C3" style:display-name="1a.C3" style:family="table-cell">
      <style:table-cell-properties fo:padding="0.097cm" fo:border-left="0.05pt solid #000000" fo:border-right="none" fo:border-top="none" fo:border-bottom="0.05pt solid #000000"/>
    </style:style>
    <style:style style:name="_31_a.D3" style:display-name="1a.D3" style:family="table-cell">
      <style:table-cell-properties fo:padding="0.097cm" fo:border-left="0.05pt solid #000000" fo:border-right="0.05pt solid #000000" fo:border-top="none" fo:border-bottom="0.05pt solid #000000"/>
    </style:style>
    <style:style style:name="_31_a.4" style:display-name="1a.4" style:family="table-row">
      <style:table-row-properties style:min-row-height="0.757cm"/>
    </style:style>
    <style:style style:name="_31_a.A4" style:display-name="1a.A4" style:family="table-cell">
      <style:table-cell-properties fo:padding="0.097cm" fo:border-left="0.05pt solid #000000" fo:border-right="none" fo:border-top="none" fo:border-bottom="0.05pt solid #000000"/>
    </style:style>
    <style:style style:name="_31_a.C4" style:display-name="1a.C4" style:family="table-cell">
      <style:table-cell-properties fo:padding="0.097cm" fo:border-left="0.05pt solid #000000" fo:border-right="none" fo:border-top="none" fo:border-bottom="0.05pt solid #000000"/>
    </style:style>
    <style:style style:name="_31_a.D4" style:display-name="1a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a2f" officeooo:paragraph-rsid="00122a2f"/>
    </style:style>
    <style:style style:name="P2" style:family="paragraph" style:parent-style-name="Standard">
      <style:text-properties officeooo:rsid="0013dbe9" officeooo:paragraph-rsid="0013dbe9"/>
    </style:style>
    <style:style style:name="P3" style:family="paragraph" style:parent-style-name="Standard">
      <style:text-properties officeooo:rsid="00140280" officeooo:paragraph-rsid="00140280"/>
    </style:style>
    <style:style style:name="P4" style:family="paragraph" style:parent-style-name="Standard">
      <style:text-properties officeooo:rsid="00159916" officeooo:paragraph-rsid="00159916"/>
    </style:style>
    <style:style style:name="P5" style:family="paragraph" style:parent-style-name="Standard">
      <style:text-properties officeooo:rsid="001b5010" officeooo:paragraph-rsid="001b5010"/>
    </style:style>
    <style:style style:name="P6" style:family="paragraph" style:parent-style-name="Standard">
      <style:text-properties officeooo:rsid="002337ed" officeooo:paragraph-rsid="002337ed"/>
    </style:style>
    <style:style style:name="P7" style:family="paragraph" style:parent-style-name="Standard">
      <style:text-properties officeooo:rsid="00301a1e" officeooo:paragraph-rsid="00301a1e"/>
    </style:style>
    <style:style style:name="P8" style:family="paragraph" style:parent-style-name="Standard">
      <style:text-properties officeooo:rsid="0035bb4c" officeooo:paragraph-rsid="0035bb4c"/>
    </style:style>
    <style:style style:name="P9" style:family="paragraph" style:parent-style-name="Standard">
      <style:text-properties officeooo:rsid="0039282c" officeooo:paragraph-rsid="0039282c"/>
    </style:style>
    <style:style style:name="P10" style:family="paragraph" style:parent-style-name="Standard">
      <style:text-properties officeooo:rsid="0040b41a" officeooo:paragraph-rsid="0040b41a"/>
    </style:style>
    <style:style style:name="P11" style:family="paragraph" style:parent-style-name="Standard">
      <style:text-properties officeooo:rsid="0041f761" officeooo:paragraph-rsid="0041f761"/>
    </style:style>
    <style:style style:name="P12" style:family="paragraph" style:parent-style-name="Standard">
      <style:text-properties officeooo:rsid="00467aac" officeooo:paragraph-rsid="00467aac"/>
    </style:style>
    <style:style style:name="P13" style:family="paragraph" style:parent-style-name="Standard">
      <style:text-properties officeooo:rsid="0047b8a0" officeooo:paragraph-rsid="0047b8a0"/>
    </style:style>
    <style:style style:name="P14" style:family="paragraph" style:parent-style-name="Standard">
      <style:text-properties officeooo:rsid="004a46bd" officeooo:paragraph-rsid="004a46bd"/>
    </style:style>
    <style:style style:name="P15" style:family="paragraph" style:parent-style-name="Standard">
      <style:text-properties officeooo:rsid="004c2df8" officeooo:paragraph-rsid="004c2df8"/>
    </style:style>
    <style:style style:name="P16" style:family="paragraph" style:parent-style-name="Standard">
      <style:text-properties officeooo:rsid="004e7356" officeooo:paragraph-rsid="004e7356"/>
    </style:style>
    <style:style style:name="P17" style:family="paragraph" style:parent-style-name="Standard">
      <style:text-properties officeooo:rsid="0051844a" officeooo:paragraph-rsid="0051844a"/>
    </style:style>
    <style:style style:name="P18" style:family="paragraph" style:parent-style-name="Standard">
      <style:text-properties officeooo:rsid="0051844a" officeooo:paragraph-rsid="005e6a96"/>
    </style:style>
    <style:style style:name="P19" style:family="paragraph" style:parent-style-name="Standard">
      <style:text-properties officeooo:rsid="005363bc" officeooo:paragraph-rsid="005363bc"/>
    </style:style>
    <style:style style:name="P20" style:family="paragraph" style:parent-style-name="Standard">
      <style:text-properties officeooo:rsid="005e6a96" officeooo:paragraph-rsid="005e6a96"/>
    </style:style>
    <style:style style:name="P21" style:family="paragraph" style:parent-style-name="Standard">
      <style:text-properties officeooo:rsid="0062cc4c" officeooo:paragraph-rsid="0062cc4c"/>
    </style:style>
    <style:style style:name="P22" style:family="paragraph" style:parent-style-name="Standard">
      <style:text-properties officeooo:rsid="0066f9da" officeooo:paragraph-rsid="0066f9da"/>
    </style:style>
    <style:style style:name="P23" style:family="paragraph" style:parent-style-name="Standard">
      <style:text-properties officeooo:rsid="0068cd82" officeooo:paragraph-rsid="0068cd82"/>
    </style:style>
    <style:style style:name="P24" style:family="paragraph" style:parent-style-name="Table_20_Contents">
      <style:text-properties officeooo:rsid="00122a2f" officeooo:paragraph-rsid="00122a2f"/>
    </style:style>
    <style:style style:name="P25" style:family="paragraph" style:parent-style-name="Table_20_Contents">
      <loext:graphic-properties draw:fill="solid" draw:fill-color="#ffff00" draw:opacity="100%"/>
      <style:paragraph-properties fo:background-color="#ffff00"/>
    </style:style>
    <style:style style:name="P26" style:family="paragraph" style:parent-style-name="Table_20_Contents">
      <style:text-properties officeooo:rsid="001368b0" officeooo:paragraph-rsid="001368b0"/>
    </style:style>
    <style:style style:name="T1" style:family="text">
      <style:text-properties officeooo:rsid="001683cc"/>
    </style:style>
    <style:style style:name="T2" style:family="text">
      <style:text-properties officeooo:rsid="002b87ed"/>
    </style:style>
    <style:style style:name="T3" style:family="text">
      <style:text-properties officeooo:rsid="002c70fd"/>
    </style:style>
    <style:style style:name="T4" style:family="text">
      <style:text-properties officeooo:rsid="00432af7"/>
    </style:style>
    <style:style style:name="T5" style:family="text">
      <style:text-properties officeooo:rsid="00485233"/>
    </style:style>
    <style:style style:name="T6" style:family="text">
      <style:text-properties officeooo:rsid="00508717"/>
    </style:style>
    <style:style style:name="T7" style:family="text">
      <style:text-properties officeooo:rsid="005536eb"/>
    </style:style>
    <style:style style:name="T8" style:family="text">
      <style:text-properties officeooo:rsid="0055ed2d"/>
    </style:style>
    <style:style style:name="T9" style:family="text">
      <style:text-properties officeooo:rsid="0057dd81"/>
    </style:style>
    <style:style style:name="T10" style:family="text">
      <style:text-properties officeooo:rsid="00590d7d"/>
    </style:style>
    <style:style style:name="T11" style:family="text">
      <style:text-properties officeooo:rsid="0059871b"/>
    </style:style>
    <style:style style:name="T12" style:family="text">
      <style:text-properties officeooo:rsid="005dff93"/>
    </style:style>
    <style:style style:name="T13" style:family="text">
      <style:text-properties officeooo:rsid="006be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.</text:p>
      <text:p text:style-name="P1"/>
      <table:table table:name="1a" table:style-name="_31_a">
        <table:table-column table:style-name="_31_a.A"/>
        <table:table-column table:style-name="_31_a.B"/>
        <table:table-column table:style-name="_31_a.C" table:number-columns-repeated="2"/>
        <table:table-row>
          <table:table-cell table:style-name="_31_a.A1" office:value-type="string">
            <text:p text:style-name="P25"/>
          </table:table-cell>
          <table:table-cell table:style-name="_31_a.B1" office:value-type="string">
            <text:p text:style-name="P24">Fox</text:p>
          </table:table-cell>
          <table:table-cell table:style-name="_31_a.C1" office:value-type="string">
            <text:p text:style-name="P24">November</text:p>
          </table:table-cell>
          <table:table-cell table:style-name="_31_a.D1" office:value-type="string">
            <text:p text:style-name="P24">December</text:p>
          </table:table-cell>
        </table:table-row>
        <table:table-row>
          <table:table-cell table:style-name="_31_a.A2" office:value-type="string">
            <text:p text:style-name="P24">Warner</text:p>
          </table:table-cell>
          <table:table-cell table:style-name="_31_a.A2" office:value-type="string">
            <text:p text:style-name="Table_20_Contents"/>
          </table:table-cell>
          <table:table-cell table:style-name="_31_a.A2" office:value-type="string">
            <text:p text:style-name="Table_20_Contents"/>
          </table:table-cell>
          <table:table-cell table:style-name="_31_a.D2" office:value-type="string">
            <text:p text:style-name="Table_20_Contents"/>
          </table:table-cell>
        </table:table-row>
        <table:table-row>
          <table:table-cell table:style-name="_31_a.A3" office:value-type="string">
            <text:p text:style-name="P24">November</text:p>
          </table:table-cell>
          <table:table-cell table:style-name="_31_a.A2" office:value-type="string">
            <text:p text:style-name="Table_20_Contents"/>
          </table:table-cell>
          <table:table-cell table:style-name="_31_a.C3" office:value-type="string">
            <text:p text:style-name="P24">250, 250</text:p>
          </table:table-cell>
          <table:table-cell table:style-name="_31_a.D3" office:value-type="string">
            <text:p text:style-name="P26">500, 800</text:p>
          </table:table-cell>
        </table:table-row>
        <table:table-row table:style-name="_31_a.4">
          <table:table-cell table:style-name="_31_a.A4" office:value-type="string">
            <text:p text:style-name="P24">December</text:p>
          </table:table-cell>
          <table:table-cell table:style-name="_31_a.A2" office:value-type="string">
            <text:p text:style-name="Table_20_Contents"/>
          </table:table-cell>
          <table:table-cell table:style-name="_31_a.C4" office:value-type="string">
            <text:p text:style-name="P26">800, 500</text:p>
          </table:table-cell>
          <table:table-cell table:style-name="_31_a.D4" office:value-type="string">
            <text:p text:style-name="P26">400, 400</text:p>
          </table:table-cell>
        </table:table-row>
      </table:table>
      <text:p text:style-name="P1"/>
      <text:p text:style-name="P2">There are two Nash Equilibrium in the game, N,D and D,N.</text:p>
      <text:p text:style-name="P2"/>
      <text:p text:style-name="P3">2.a.</text:p>
      <text:p text:style-name="P3"/>
      <text:p text:style-name="P4">Hill climb is a search that simply <text:span text:style-name="T1">follows the path of the first adjacent node with a higher objective function score to a minima / maxima (which may or may not be global). A solution is always extant, but it may not be optimal. This algorithm is useful as it does not require analysis of the entire search space.</text:span></text:p>
      <text:p text:style-name="P4"/>
      <text:p text:style-name="P5">2.b.</text:p>
      <text:p text:style-name="P5"/>
      <text:p text:style-name="P6">while (<text:span text:style-name="T10">true</text:span>) {</text:p>
      <text:p text:style-name="P6"><text:tab/><text:span text:style-name="T8">node currNode;</text:span></text:p>
      <text:p text:style-name="P6"><text:tab/><text:span text:style-name="T2">for(node in adjacentNodes) {</text:span></text:p>
      <text:p text:style-name="P6"><text:tab/><text:tab/><text:span text:style-name="T2">if (eval(randAdjNode()) &gt; currNode.value) {</text:span></text:p>
      <text:p text:style-name="P6"><text:tab/><text:tab/><text:tab/><text:span text:style-name="T11">currNode = node;</text:span></text:p>
      <text:p text:style-name="P6"><text:tab/><text:tab/><text:tab/><text:span text:style-name="T9">break;</text:span></text:p>
      <text:p text:style-name="P6"><text:tab/><text:tab/><text:span text:style-name="T3">}</text:span></text:p>
      <text:p text:style-name="P6"><text:tab/><text:span text:style-name="T3">}</text:span></text:p>
      <text:p text:style-name="P8">}</text:p>
      <text:p text:style-name="P7"/>
      <text:p text:style-name="P9">3.a.</text:p>
      <text:p text:style-name="P9"/>
      <text:p text:style-name="P10">q(X,Y) :- i(X), j(Y).</text:p>
      <text:p text:style-name="P10"/>
      <text:p text:style-name="P11">Prolog first tries to prove <text:span text:style-name="T4">i(</text:span>X<text:span text:style-name="T4">)</text:span>, <text:span text:style-name="T4">stops at first solution. Then tries to prove j(Y), again stops at first solution. When asked for alternatives, will backchain and provide all values of i(X) and j(Y).</text:span></text:p>
      <text:p text:style-name="P11"/>
      <text:p text:style-name="P12">q(X,Y) :- i(X), !, j(Y).</text:p>
      <text:p text:style-name="P12"/>
      <text:p text:style-name="P13">Prolog tries to prove i(X), stops at first solution. Encounters cut, so stores only 1 solution for i(X). <text:span text:style-name="T5">Then encounters j(Y), stops at first proof. When asked for alternatives will show all alternative solutions for j(Y), but will only show 1 solution for i(X) as no backchaining due to cut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3.b.</text:p>
      <text:p text:style-name="P14"/>
      <text:p text:style-name="P22">move(1,X,Y,_) :- !</text:p>
      <text:p text:style-name="P22">write(‘Move top from’)</text:p>
      <text:p text:style-name="P22">write(X)</text:p>
      <text:p text:style-name="P22">write(‘ to ‘)</text:p>
      <text:p text:style-name="P22">write(Y)</text:p>
      <text:p text:style-name="P22">nl.</text:p>
      <text:p text:style-name="P22"/>
      <text:p text:style-name="P23">move(1,_,_,_) :- !.</text:p>
      <text:p text:style-name="P23">move(N,X,Y,Z) :-</text:p>
      <text:p text:style-name="P23">M is N – 1,</text:p>
      <text:p text:style-name="P23">move(M,X,Y,Z),</text:p>
      <text:p text:style-name="P23">move(1,X,Y,_),</text:p>
      <text:p text:style-name="P23">move(M,<text:span text:style-name="T13">Z</text:span>,<text:span text:style-name="T13">X</text:span>,<text:span text:style-name="T13">Y</text:span>).</text:p>
      <text:p text:style-name="P15"/>
      <text:p text:style-name="P20">4.a.</text:p>
      <text:p text:style-name="P20"/>
      <text:p text:style-name="P18">Negative hill climb, <text:span text:style-name="T12">first node closer to goal (higher obj function) is chosen</text:span></text:p>
      <text:p text:style-name="P15"/>
      <text:p text:style-name="P16">4.<text:span text:style-name="T6">b.</text:span></text:p>
      <text:p text:style-name="P16"/>
      <text:p text:style-name="P21">Negative hill climb, random adjacent nodes chosen until one with higher objective function found.</text:p>
      <text:p text:style-name="P17"/>
      <text:p text:style-name="P17">4.c.</text:p>
      <text:p text:style-name="P17"/>
      <text:p text:style-name="P19">Hill climb optimising for smallest negative value of delta f (delta f is the gradient of the function, smalle<text:span text:style-name="T7">r values indicate a steeper gradient). Examines all adjacent nodes.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15:14.072074772</meta:creation-date>
    <meta:generator>LibreOffice/5.2.7.2$Linux_X86_64 LibreOffice_project/20m0$Build-2</meta:generator>
    <dc:date>2017-10-12T15:56:00.682588331</dc:date>
    <meta:editing-duration>PT1H12M44S</meta:editing-duration>
    <meta:editing-cycles>60</meta:editing-cycles>
    <meta:document-statistic meta:table-count="1" meta:image-count="0" meta:object-count="0" meta:page-count="2" meta:paragraph-count="48" meta:word-count="285" meta:character-count="1659" meta:non-whitespace-character-count="1408"/>
  </office:meta>
</office:document-meta>
</file>